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El enemigo real estaba donde está siempre, en contra de la plena cultura, que lo es "de razón y de conciencia", tanto de conciencia como de razón: estaba en los hombres ávidos de poder político y social, recelosos de la dignidad humana.”<text:note text:id="ftn0" text:note-class="footnote"><text:note-citation>1</text:note-citation><text:note-body><text:p text:style-name="Footnote">Ciudadano De América (1935), Pedro Henríquez Ureña (1884-1946). Fuente: <text:a xlink:type="simple" xlink:href="http://www.cielonaranja.com/phu-hostos1935.htm">http://www.cielonaranja.com/phu-hostos1935.htm</text:a>. Ciudadano de América es un escrito elogioso a Eugenio María Hostos (1839-1903).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15:40:28</meta:creation-date>
    <dc:date>2013-06-25T15:56:38</dc:date>
    <meta:editing-duration>PT49S</meta:editing-duration>
    <meta:editing-cycles>1</meta:editing-cycles>
    <meta:document-statistic meta:table-count="0" meta:image-count="0" meta:object-count="0" meta:page-count="1" meta:paragraph-count="2" meta:word-count="65" meta:character-count="438" meta:non-whitespace-character-count="376"/>
    <meta:generator>LibreOffice/3.5$Linux_X86_64 LibreOffice_project/350m1$Build-2</meta:generator>
  </office:meta>
</office:document-meta>
</file>